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Text_20_body">
      <style:text-properties fo:font-weight="bold" style:font-weight-asian="bold" style:font-weight-complex="bold"/>
    </style:style>
    <style:style style:name="P3" style:family="paragraph" style:parent-style-name="Text_20_body">
      <style:text-properties fo:font-weight="bold" officeooo:rsid="000c1e8a" officeooo:paragraph-rsid="000c1e8a" style:font-weight-asian="bold" style:font-weight-complex="bold"/>
    </style:style>
    <style:style style:name="P4" style:family="paragraph" style:parent-style-name="Text_20_body">
      <style:text-properties fo:font-weight="normal" officeooo:rsid="000c1e8a" officeooo:paragraph-rsid="000c1e8a" style:font-weight-asian="normal" style:font-weight-complex="normal"/>
    </style:style>
    <style:style style:name="P5" style:family="paragraph" style:parent-style-name="Text_20_body">
      <style:text-properties fo:font-weight="bold" officeooo:rsid="000da10d" officeooo:paragraph-rsid="000da10d" style:font-weight-asian="bold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1. Selected features, and how they were implemented in the code</text:p>
      <text:p text:style-name="P4">bag of words</text:p>
      <text:p text:style-name="P4">TF-IDF</text:p>
      <text:p text:style-name="P4">word2</text:p>
      <text:p text:style-name="P2">2. Selected classifiers, and how they were implemented in the code</text:p>
      <text:p text:style-name="P3">naive bayes</text:p>
      <text:p text:style-name="P3">svm</text:p>
      <text:p text:style-name="P3">CNN</text:p>
      <text:p text:style-name="P5">KNN</text:p>
      <text:p text:style-name="P5"/>
      <text:p text:style-name="P2">3. How cross validation dataset was created, and how the result was measured with reference to the code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7T00:52:53.688355764</meta:creation-date>
    <meta:generator>LibreOffice/6.0.7.3$Linux_X86_64 LibreOffice_project/00m0$Build-3</meta:generator>
    <dc:date>2019-03-15T09:47:39.942607872</dc:date>
    <meta:editing-duration>PT27M23S</meta:editing-duration>
    <meta:editing-cycles>4</meta:editing-cycles>
    <meta:document-statistic meta:table-count="0" meta:image-count="0" meta:object-count="0" meta:page-count="1" meta:paragraph-count="10" meta:word-count="50" meta:character-count="275" meta:non-whitespace-character-count="235"/>
  </office:meta>
</office:document-meta>
</file>